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Y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Y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izona</text:p>
          </table:table-cell>
          <table:table-cell office:value-type="float" office:value="5.9" calcext:value-type="float">
            <text:p>5.9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lanta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ltimore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ffalo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icago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ncinnati</text:p>
          </table:table-cell>
          <table:table-cell office:value-type="float" office:value="4.9" calcext:value-type="float">
            <text:p>4.9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eveland</text:p>
          </table:table-cell>
          <table:table-cell office:value-type="float" office:value="4.3" calcext:value-type="float">
            <text:p>4.3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.3" calcext:value-type="float">
            <text:p>4.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ver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7.4" calcext:value-type="float">
            <text:p>7.4</text:p>
          </table:table-cell>
          <table:table-cell office:value-type="float" office:value="5.4" calcext:value-type="float">
            <text:p>5.4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ston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napolis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6.8" calcext:value-type="float">
            <text:p>6.8</text:p>
          </table:table-cell>
          <table:table-cell office:value-type="float" office:value="5.5" calcext:value-type="float">
            <text:p>5.5</text:p>
          </table:table-cell>
          <table:table-cell office:value-type="float" office:value="6.4" calcext:value-type="float">
            <text:p>6.4</text:p>
          </table:table-cell>
          <table:table-cell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cksonville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nsas City</text:p>
          </table:table-cell>
          <table:table-cell office:value-type="float" office:value="4.8" calcext:value-type="float">
            <text:p>4.8</text:p>
          </table:table-cell>
          <table:table-cell office:value-type="float" office:value="6.6" calcext:value-type="float">
            <text:p>6.6</text:p>
          </table:table-cell>
          <table:table-cell office:value-type="float" office:value="8.7" calcext:value-type="float">
            <text:p>8.7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5.7" calcext:value-type="float">
            <text:p>5.7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nnesota</text:p>
          </table:table-cell>
          <table:table-cell office:value-type="float" office:value="5.7" calcext:value-type="float">
            <text:p>5.7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 office:value-type="float" office:value="6.1" calcext:value-type="float">
            <text:p>6.1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England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office:value-type="float" office:value="3.1" calcext:value-type="float">
            <text:p>3.1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float" office:value="6.2" calcext:value-type="float">
            <text:p>6.2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6.5" calcext:value-type="float">
            <text:p>6.5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Y Giants</text:p>
          </table:table-cell>
          <table:table-cell office:value-type="float" office:value="5.8" calcext:value-type="float">
            <text:p>5.8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5" calcext:value-type="float">
            <text:p>5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Jets</text:p>
          </table:table-cell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office:value-type="float" office:value="4.5" calcext:value-type="float">
            <text:p>4.5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iladelphia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ttsburgh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Francisco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attle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4.5" calcext:value-type="float">
            <text:p>4.5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4.7" calcext:value-type="float">
            <text:p>4.7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mpa Bay</text:p>
          </table:table-cell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essee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shington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Y" style:display-name="PageStyle_NFL Football Stats - NFL Team 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